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style:language-asian="ko" style:country-asian="KR"/>
    </style:style>
    <style:style style:name="P5" style:family="paragraph" style:parent-style-name="Standard">
      <style:text-properties fo:font-size="12pt" style:font-size-asian="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text-properties fo:font-style="italic" style:font-style-asian="italic"/>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indent="0.5in" style:auto-text-indent="false"/>
      <style:text-properties fo:font-size="12pt" style:font-size-asian="12pt"/>
    </style:style>
    <style:style style:name="P11" style:family="paragraph" style:parent-style-name="Standard">
      <style:paragraph-properties fo:margin-left="1in" fo:margin-right="0in" fo:text-indent="0.5in" style:auto-text-indent="false"/>
      <style:text-properties fo:font-size="12pt" style:font-size-asian="12pt"/>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0182db" style:font-size-asian="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ize="11pt" style:font-size-asian="11pt" style:font-size-complex="11pt"/>
    </style:style>
    <style:style style:name="T10" style:family="text">
      <style:text-properties fo:font-size="11pt" style:font-size-asian="11pt" style:font-size-complex="11pt" fo:background-color="#ffff00"/>
    </style:style>
    <style:style style:name="T11" style:family="text">
      <style:text-properties officeooo:rsid="000182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Assembly-Level Programming</text:h>
      <text:p text:style-name="P3"/>
      <text:h text:style-name="P1" text:outline-level="1">Project Part 2<text:span text:style-name="T1"> </text:span>Report</text:h>
      <text:p text:style-name="P3"/>
      <text:p text:style-name="Standard"><text:span text:style-name="T3">Team Members:<text:tab/>_______</text:span><text:span text:style-name="T5">Drew Swanson</text:span><text:span text:style-name="T3">___________________</text:span></text:p>
      <text:p text:style-name="P5"><text:tab/></text:p>
      <text:p text:style-name="P10"><text:tab/><text:tab/>_______<text:span text:style-name="T11">Anthon Worsham</text:span>__________________________</text:p>
      <text:p text:style-name="P10"/>
      <text:p text:style-name="P11">______________________________________________</text:p>
      <text:p text:style-name="P11"/>
      <text:p text:style-name="P10"/>
      <text:h text:style-name="Heading_20_2" text:outline-level="2"><text:span text:style-name="T6">Project Teams Group #:</text:span>_______<text:span text:style-name="T11">B3</text:span>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8"/>
      <text:p text:style-name="P9"><text:span text:style-name="T4">[1.a] </text:span><text:span text:style-name="T10">Come up with a global list of the datapath values and control signals that are required during each pipeline stage.</text:span></text:p>
      <text:p text:style-name="P7"/>
      <text:p text:style-name="P9"><text:span text:style-name="T4">[1.b.ii] </text:span><text:span text:style-name="T10">high-level schematic drawing of the interconnection between components.</text:span></text:p>
      <text:p text:style-name="P7"/>
      <text:p text:style-name="P9"><text:span text:style-name="T4">[1.c.i] </text:span><text:span text:style-name="T10">include an annotated waveform in your writeup and provide a short discussion of result correctness.</text:span></text:p>
      <text:p text:style-name="P7"/>
      <text:p text:style-name="P9"><text:span text:style-name="T4">[1.c.ii] </text:span><text:span text:style-name="T10">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7"/>
      <text:p text:style-name="P9"><text:span text:style-name="T4">[1.d] </text:span><text:span text:style-name="T10">report the maximum frequency your software-scheduled pipelined processor can run at and determine what your critical path is (specify each module/entity/component that this path goes through).</text:span></text:p>
      <text:p text:style-name="P7"/>
      <text:p text:style-name="P9"><text:span text:style-name="T4">[2.a.ii] </text:span><text:span text:style-name="T10">Draw a simple schematic showing how you could implement stalling and flushing operations given an ideal N-bit register.</text:span></text:p>
      <text:p text:style-name="P6"/>
      <text:p text:style-name="Standard"><text:span text:style-name="T4">[2.a.iii] </text:span><text:span text:style-name="T10">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6"/>
      <text:p text:style-name="Standard"><text:span text:style-name="T4">[2.b.i] </text:span><text:span text:style-name="T10">list which instructions produce values, and what signals (i.e., bus names) in the pipeline these correspond to.</text:span></text:p>
      <text:p text:style-name="P6"/>
      <text:p text:style-name="Standard"><text:span text:style-name="T4">[2.b.ii] </text:span><text:span text:style-name="T10">List which of these same instructions consume values, and what signals in the pipeline these correspond to.</text:span></text:p>
      <text:p text:style-name="P6"><text:soft-page-break/></text:p>
      <text:p text:style-name="Standard"><text:span text:style-name="T4">[2.b.iii] </text:span><text:span text:style-name="T10">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6"/>
      <text:p text:style-name="Standard"><text:span text:style-name="T4">[2.b.iv] </text:span><text:span text:style-name="T10">global list of the datapath values and control signals that are required during each pipeline stage</text:span></text:p>
      <text:p text:style-name="P6"/>
      <text:p text:style-name="Standard"><text:span text:style-name="T4">[2.c.i] </text:span><text:span text:style-name="T10"><text:s/>list all instructions that may result in a non-sequential PC update and in which pipeline stage that update occurs.</text:span></text:p>
      <text:p text:style-name="P6"/>
      <text:p text:style-name="Standard"><text:span text:style-name="T4">[2.c.ii] </text:span><text:span text:style-name="T10">For these instructions, list which stages need to be stalled and which stages need to be squashed/flushed relative to the stage each of these instructions is in.</text:span></text:p>
      <text:p text:style-name="P6"/>
      <text:p text:style-name="Standard"><text:span text:style-name="T4">[2.d] </text:span><text:span text:style-name="T10">implement the hardware-scheduled pipeline using only structural VHDL. As with the previous processors that you have implemented, start with a high-level schematic drawing of the interconnection between components.</text:span></text:p>
      <text:p text:style-name="P6"/>
      <text:p text:style-name="Standard"><text:span text:style-name="T4">[2.e – i, ii, and iii] </text:span><text:span text:style-name="T10">In your writeup, show the QuestaSim output for each of the following tests, and provide a discussion of result correctness. It may be helpful to also annotate the waveforms directly</text:span><text:span text:style-name="T9">.</text:span></text:p>
      <text:p text:style-name="P6"/>
      <text:p text:style-name="Standard"><text:span text:style-name="T4">[2.e.i] </text:span><text:span text:style-name="T10">Create a spreadsheet to track these cases and justify the coverage of your testing approach. Include this spreadsheet in your report as a table.</text:span></text:p>
      <text:p text:style-name="P6"/>
      <text:p text:style-name="Standard"><text:span text:style-name="T4">[2.e.ii] </text:span><text:span text:style-name="T10">Create a spreadsheet to track these cases and justify the coverage of your testing approach. Include this spreadsheet in your report as a table.</text:span></text:p>
      <text:p text:style-name="P6"/>
      <text:p text:style-name="Standard"><text:span text:style-name="T4">[2.f] </text:span><text:span text:style-name="T10">report the maximum frequency your hardware-scheduled pipelined processor can run at and determine what your critical path is (specify each module/entity/component that this path goes throug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5-11-07T09:59:02.484888993</dc:date>
    <meta:print-date>2000-01-05T10:22:00</meta:print-date>
    <meta:editing-cycles>81</meta:editing-cycles>
    <meta:editing-duration>PT3H10M31S</meta:editing-duration>
    <meta:generator>LibreOffice/7.1.8.1$Linux_X86_64 LibreOffice_project/10$Build-1</meta:generator>
    <meta:document-statistic meta:table-count="0" meta:image-count="0" meta:object-count="0" meta:page-count="2" meta:paragraph-count="26" meta:word-count="531" meta:character-count="3610" meta:non-whitespace-character-count="3098"/>
    <meta:user-defined meta:name="ACTIVE">ACTIVE</meta:user-defined>
    <meta:user-defined meta:name="VTCASE">VTCASE</meta:user-defined>
    <meta:user-defined meta:name="VTCommandPending">VTCommandPending</meta:user-defined>
  </office:meta>
</office:document-meta>
</file>